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JavaScript</text:span></text:p>
      <text:p text:style-name="P1"><text:span text:style-name="T1"/></text:p>
      <text:p text:style-name="P1"><text:span text:style-name="T2">type Date</text:span><text:span text:style-name="T3"/></text:p>
      <text:p text:style-name="P1"><text:span text:style-name="T3">new Date() - current date time</text:span></text:p>
      <text:p text:style-name="P1"><text:span text:style-name="T3">new Date(milliseconds)</text:span></text:p>
      <text:p text:style-name="P1"><text:span text:style-name="T3">new Date(datestring) same as Date.parse()</text:span></text:p>
      <text:p text:style-name="P1"><text:span text:style-name="T3">new Date(year,month,date[,hour,minute,second,millisecond]) - integer <text:tab/>arguments.</text:span></text:p>
      <text:p text:style-name="P1"><text:span text:style-name="T3"/></text:p>
      <text:p text:style-name="P1"><text:span text:style-name="T4">Math functions</text:span><text:span text:style-name="T5"><text:s/>Math.***()</text:span></text:p>
      <text:p text:style-name="P1"><text:span text:style-name="T5">Math.random() - return in range 0 - 1.</text:span></text:p>
      <text:p text:style-name="P1"><text:span text:style-name="T5"/></text:p>
      <text:p text:style-name="P1"><text:span text:style-name="T5">Magic properties:</text:span></text:p>
      <text:p text:style-name="P1"><text:span text:style-name="T6">prototype</text:span><text:span text:style-name="T7"><text:s/>- to add field to any object: obj.</text:span><text:span text:style-name="T8">prototype</text:span><text:span text:style-name="T9">.field2 = ""</text:span></text:p>
      <text:p text:style-name="P1"><text:span text:style-name="T9"/></text:p>
      <text:p text:style-name="P1"><text:span text:style-name="T10">Error handling</text:span></text:p>
      <text:p text:style-name="P1"><text:span text:style-name="T11">Has usual try-catch-finally</text:span></text:p>
      <text:p text:style-name="P1"><text:span text:style-name="T11">window.onerror = function() {} - another way; may have arguments:</text:span></text:p>
      <text:p text:style-name="P1"><text:span text:style-name="T11"><text:tab/>error message - what browser would show</text:span></text:p>
      <text:p text:style-name="P1"><text:span text:style-name="T11"><text:tab/>url - file, where error occured</text:span></text:p>
      <text:p text:style-name="P1"><text:span text:style-name="T11"><text:tab/>line number - where error occured</text:span></text:p>
      <text:p text:style-name="P1"><text:span text:style-name="T12"/></text:p>
      <text:p text:style-name="P1"><text:span text:style-name="T12">To redirect</text:span><text:span text:style-name="T13"/></text:p>
      <text:p text:style-name="P1"><text:span text:style-name="T13">window.location = "</text:span><text:a xlink:href="https://www.tutorialspoint.com"><text:span text:style-name="T14">https://www.tutorialspoint.com</text:span></text:a><text:span text:style-name="T15">";</text:span></text:p>
      <text:p text:style-name="P1"><text:span text:style-name="T15">setTimeout('Redirect()', 10000);</text:span></text:p>
      <text:p text:style-name="P1"><text:span text:style-name="T15"/></text:p>
      <text:p text:style-name="P1"><text:span text:style-name="T16">Get browser name</text:span></text:p>
      <text:p text:style-name="P1"><text:span text:style-name="T17">navigator.appName - value like "Microsoft Internet Explorer"</text:span></text:p>
      <text:p text:style-name="P1"><text:span text:style-name="T17"/></text:p>
      <text:p text:style-name="P1"><text:span text:style-name="T18">Print current page on printer</text:span></text:p>
      <text:p text:style-name="P1"><text:span text:style-name="T19">window.print()</text:span><text:span text:style-name="T20"/></text:p>
      <text:p text:style-name="P1"><text:span text:style-name="T21"/></text:p>
      <text:p text:style-name="P1"><text:span text:style-name="T22">Message boxes</text:span></text:p>
      <text:p text:style-name="P1"><text:span text:style-name="T22">alert</text:span><text:span text:style-name="T23">("message") - just to allert</text:span></text:p>
      <text:p text:style-name="P1"><text:span text:style-name="T23">boolean<text:s/></text:span><text:span text:style-name="T24">confirm</text:span><text:span text:style-name="T25">("Some question") - with buttons "Ok", "Cancel"; return true if <text:tab/>clicked "OK".</text:span></text:p>
      <text:p text:style-name="P1"><text:span text:style-name="T25">string<text:s/></text:span><text:span text:style-name="T26">prompt</text:span><text:span text:style-name="T27">("Enter value: ", "initial value in text-box") - return entered value <text:tab/>if clicked "Ok", or null if clicked "Cancel".</text:span></text:p>
      <text:p text:style-name="P1"><text:span text:style-name="T27"/></text:p>
      <text:p text:style-name="P1"><text:span text:style-name="T27"/></text:p>
      <text:p text:style-name="P1"><text:span text:style-name="T28">Cookies</text:span></text:p>
      <text:p text:style-name="P1"><text:span text:style-name="T29">* Create</text:span></text:p>
      <text:p text:style-name="P1"><text:span text:style-name="T29">document.cookie = "key1=value1;key2=value2;expires=date";</text:span></text:p>
      <text:p text:style-name="P1"><text:span text:style-name="T29">use<text:s/></text:span><text:span text:style-name="T30">escape</text:span><text:span text:style-name="T31">() - to url-code,<text:s/></text:span><text:span text:style-name="T32">unescape</text:span><text:span text:style-name="T33">() - to url-decode value.</text:span></text:p>
      <text:p text:style-name="P1"><text:span text:style-name="T33">use str.split('char') to split cookies and key-value</text:span></text:p>
      <text:p text:style-name="P1"><text:span text:style-name="T33"/></text:p>
      <text:p text:style-name="P1"><text:span text:style-name="T33">* Read</text:span></text:p>
      <text:p text:style-name="P1"><text:span text:style-name="T33"/></text:p>
      <text:p text:style-name="P1"><text:span text:style-name="T33">* Delete</text:span></text:p>
      <text:p text:style-name="P1"><text:span text:style-name="T33">set expires in the past??</text:span></text:p>
      <text:p text:style-name="P1"><text:span text:style-name="T33"/></text:p>
      <text:p text:style-name="P1"><text:span text:style-name="T34"/></text:p>
      <text:p text:style-name="P1"><text:span text:style-name="T35">Html</text:span></text:p>
      <text:p text:style-name="P1"><text:span text:style-name="T35">Events</text:span></text:p>
      <text:p text:style-name="P1"><text:span text:style-name="T35">onclick</text:span></text:p>
      <text:p text:style-name="P1"><text:span text:style-name="T35">onsubmit - when submit form</text:span></text:p>
      <text:p text:style-name="P1"><text:span text:style-name="T35">onerror - when problem with loading component</text:span></text:p>
      <text:p text:style-name="P1"><text:span text:style-name="T35"/></text:p>
      <text:p text:style-name="P1"><text:span text:style-name="T36">Forms</text:span><text:span text:style-name="T37"/></text:p>
      <text:p text:style-name="P1"><text:span text:style-name="T37">&lt;form name = "myform" action = ""&gt;</text:span></text:p>
      <text:p text:style-name="P1"><text:span text:style-name="T38">textual input</text:span></text:p>
      <text:p text:style-name="P1"><text:span text:style-name="T39">&lt;input type = "text" name = "customer"/&gt;</text:span></text:p>
      <text:p text:style-name="P1"><text:span text:style-name="T39"/></text:p>
      <text:p text:style-name="P1"><text:span text:style-name="T40">button(not submit)</text:span><text:span text:style-name="T41"/></text:p>
      <text:p text:style-name="P1"><text:span text:style-name="T41">&lt;input type = "button" value = "Caption" onclick = "functionToHandle();"/&gt;</text:span></text:p>
      <text:p text:style-name="P1"><text:span text:style-name="T41"/></text:p>
      <text:p text:style-name="P1"><text:span text:style-name="T41">&lt;a href = "javascript:void(alert('Warning!!!'))"&gt;Click me!&lt;/a&gt;</text:span></text:p>
      <text:p text:style-name="P1"><text:span text:style-name="T41"/></text:p>
      <text:p text:style-name="P1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